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text-properties officeooo:rsid="0007303e" officeooo:paragraph-rsid="0007303e"/>
    </style:style>
    <style:style style:name="P2" style:family="paragraph" style:parent-style-name="Text_20_body">
      <style:text-properties officeooo:rsid="0007303e" officeooo:paragraph-rsid="000730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ings</text:p>
      <text:p text:style-name="P2">A ring is an algebra with the operations: addition (+), subtraction (-), multiplication (·) and an element zero (0). The element 0 is a neutral element with respect to addition. We can also define a negative of element (unary -) as: -x = 0 – x. If there exists a neutral element of multiplication then we call it unity and render it as one (1) and we call such ring a ring with unity. If multiplication is commutative then call such ring a commutative ring.</text:p>
      <text:p text:style-name="P2">If we forget about all operations except addition, we obtain an algebra that is a group and we call it the additive group of the ring. Since addition is always commutative, this group is also commutative.</text:p>
      <text:p text:style-name="P2">If we find two elements x, y so that x·y=1, then we call y a right multiplicative inverse of x. Conversely, we call x a left multiplicative inverse of y. In commutative ring order does not matter, so right and left multiplicative inverses of the same element are equal. An element is not guaranteed to have an inverse though. Zero does not have an inverse. Other elements may or may not have an inverse.</text:p>
      <text:p text:style-name="P2">A commutative ring with unity where every nonzero element has an inverse is called an integral domain. For such rings the set of nonzero elements together with multiplication operation forms a group that is called the multiplicative group of the ring.</text:p>
      <text:p text:style-name="P2">If we find a subset of elements of the ring closed over addition, subtraction and multiplication (so it necessarily contains 0) then we call it a subring. A proper subring never contains one, or in other words if a subring contains one then it is identical to the whole ring. Every ring has a subring that consists only of the zero element. This is called the zero ring or trivial ring.</text:p>
      <text:p text:style-name="P2">If we find two nonzero elements x, y so that x·y=0 then we call it zero divisors. Not every ring contains zero divisors, but when it does, it always has a proper subring without zero divisors.</text:p>
      <text:p text:style-name="P2">If there exists a function from the ring into the ring that preserves all ring operations, then we call it a homomorphism of the ring. A homomorphism defines a congruence relation. Two elements x, y are in relation if their images are equal with respect to the homomorphism. We can then define a quotient ring with respect to that homomorphism.</text:p>
      <text:p text:style-name="P1">Rings over integers</text:p>
      <text:p text:style-name="P2">Set of integer numbers with addition, subtraction and multiplication forms a ring. As such, it is a commutative ring with unity. Its size is infinite. However it is not an integral domain, in fact no element except 1 has a multiplicative inverse.</text:p>
      <text:p text:style-name="P2">We can define Euclidean division, also called integer division or division with rest. It is an operation that takes 2 integers n, d and returns 2 integers z, r.</text:p>
      <text:p text:style-name="P2">n : d = z, r</text:p>
      <text:p text:style-name="P2">so that</text:p>
      <text:p text:style-name="P2">n = z · d + r.</text:p>
      <text:p text:style-name="P2">For convenience we can define 2 operations instead where the first returns z and is called floor division or simply floor, and the second is called remainder, rest or sometimes modulo.</text:p>
      <text:p text:style-name="P2"><text:soft-page-break/>n div d = z</text:p>
      <text:p text:style-name="P2">n mod d = r</text:p>
      <text:p text:style-name="P2">For any integer m greater than 0 the remainder is a homomorphism of the ring:</text:p>
      <text:p text:style-name="P2">(a + b) mod m = a mod m + b mod m</text:p>
      <text:p text:style-name="P2">(a – b) mod m = a mod m – b mod m</text:p>
      <text:p text:style-name="P2">(a · b) mod m = a mod m · b mod m</text:p>
      <text:p text:style-name="P2">We can thus define a quotient ring over any m &gt; 0. We call them modular rings. A modular ring with modulus m has exactly m elements, has a unit and is commutative. For m = 1 we obtain the zero ring.</text:p>
      <text:p text:style-name="P2">Now for any modular ring with modulus m if m has divisor d then that ring has a subring with d elements. That also means that a modular ring has as many subrings as its modulus has distinct divisors.</text:p>
      <text:p text:style-name="P2">As an example, for modulus m = 40 = 2 · 2 · 2 · 5</text:p>
      <text:p text:style-name="P2">* There is a subring with 1 element, the zero ring, because 1 is a divisor of 40.</text:p>
      <text:p text:style-name="P2">* There is a subring with 2 elements, because 2 is a divisor of 40.</text:p>
      <text:p text:style-name="P2">* There is a subring with 4 elements.</text:p>
      <text:p text:style-name="P2">* There is a subring with 8 elements.</text:p>
      <text:p text:style-name="P2">* There is a subring with 5 elements.</text:p>
      <text:p text:style-name="P2">* There is a subring with 10 elements.</text:p>
      <text:p text:style-name="P2">* There is a subring with 20 elements.</text:p>
      <text:p text:style-name="P2">* There is a subring with 40 elements, the modular ring itself.</text:p>
      <text:p text:style-name="P2">In addition to that, a modular ring when its modulus has proper divisors always has divisors of 0. In fact, if the modulus can be factorized m = a · b then the product of a and b in that modular ring is 0.</text:p>
      <text:p text:style-name="P2">Zero divisors in modular rings can be avoided if the modulus is prime. The following statements are equivalent:</text:p>
      <text:p text:style-name="P2">* The modulus of a modular ring is prime.</text:p>
      <text:p text:style-name="P2">* The modular ring does not have proper subrings.</text:p>
      <text:p text:style-name="P2">* The modular ring does not have zero divisors.</text:p>
      <text:p text:style-name="P2">* The modular ring is an integral domain.</text:p>
      <text:p text:style-name="P2">Thus if the modulus is prime, every nonzero element of the modular ring has a multiplicative inverse in that ring. Now we can „upgrade” such ring to a field, obtaining an algebra called a modular field.</text:p>
      <text:p text:style-name="P2">A modular field has 4 operations: +, -, ·, /, has 0 and 1 and we can also define negative (unary -) of an element and inverse (^-1). The additive group of of a modular field is called the additive group and consists of all elements of the field with addition. The multiplicative group of a modular field is <text:soft-page-break/>called the multiplicative group and consists of all elements except 0 with multiplication, thus it is 1 element smaller.</text:p>
      <text:p text:style-name="P2">The division operation in a field returns an element c such that:</text:p>
      <text:p text:style-name="P2">a / b = c</text:p>
      <text:p text:style-name="P2">a = b · c</text:p>
      <text:p text:style-name="P2">Division is undefined for b = 0. It is worth noting that division is not a homomorphic image of floor division in the integer ring.</text:p>
      <text:p text:style-name="P2">The multiplicative group of a modular field is a cyclic group, that means there exists an element g called the generator of the group, such that every element of the group can be obtained as g**n for some natural n.</text:p>
      <text:p text:style-name="P2">If we choose some generator g, then we can define logarithm and exponentiation in the group.</text:p>
      <text:p text:style-name="P2">exp_g n = a</text:p>
      <text:p text:style-name="P2">log_g a = n</text:p>
      <text:p text:style-name="P2">Exponentiation takes a natural number 0 &lt;= n &lt; m - 1 and returns group element a. For n = 0 it returns 1, for n = 1 it returns g.</text:p>
      <text:p text:style-name="P2">Logarithm takes element of the group and returns a natural number 0 &lt;= n &lt; m - 1. This number, when inserted into exponent, returns the original group element.</text:p>
      <text:p text:style-name="P2">For a fixed generator g we can drop it from the symbol of exponentiation and logarithm and write simply: exp n, log a.</text:p>
      <text:p text:style-name="P2">Since the group is cyclic with the order <text:s/>m – 1, then following identities hold:</text:p>
      <text:p text:style-name="P2">exp q · exp r = exp ((q + r) mod (m – 1))</text:p>
      <text:p text:style-name="P2">exp q / exp r = exp ((q - r) mod (m – 1))</text:p>
      <text:p text:style-name="P2">exp q ^-1 = exp ((-q) mod (m – 1))</text:p>
      <text:p text:style-name="P2">If the size of the group is reasonably small, we can precompute logarithm and exponent and put it into two arrays, called the logarithmic tables of that group. So the logarithmic tables consist of precomputed exponent and logarithm values of that group.</text:p>
      <text:p text:style-name="P2">Fast multiplication algorithm in a modular field is based on the formula:</text:p>
      <text:p text:style-name="P2">a · b = exp ((log a + log b) mod (m – 1))</text:p>
      <text:p text:style-name="P2">Fast division and inverse algorithms are based on the formulas:</text:p>
      <text:p text:style-name="P2">a / b = exp ((log a - log b) mod (m – 1))</text:p>
      <text:p text:style-name="P2">a ^-1 = exp ((-log a) mod (m – 1))</text:p>
      <text:p text:style-name="P2">Thus, multiplication and division can be reduced to 3 table seeks, one integer addition (or subtraction) and one integer remainder operation. Inverse can be reduced to 2 table seeks, integer negative and integer remaind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10:18:11.942846064</meta:creation-date>
    <dc:date>2024-08-13T11:56:56.707865938</dc:date>
    <meta:editing-duration>PT1H38M45S</meta:editing-duration>
    <meta:editing-cycles>1</meta:editing-cycles>
    <meta:document-statistic meta:table-count="0" meta:image-count="0" meta:object-count="0" meta:page-count="3" meta:paragraph-count="62" meta:word-count="1354" meta:character-count="6921" meta:non-whitespace-character-count="5618"/>
    <meta:generator>LibreOffice/7.5.9.2$Linux_X86_64 LibreOffice_project/50$Build-2</meta:generator>
  </office:meta>
</office:document-meta>
</file>